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svg:font-family="'Noto Sans Mono', 'DejaVu Sans Mono', monospac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dee4e4" loext:opacity="100%" style:font-name="Noto Sans Mono" fo:font-size="8.25pt" fo:letter-spacing="normal" fo:font-style="normal" fo:font-weight="normal"/>
    </style:style>
    <style:style style:name="P2" style:family="paragraph" style:parent-style-name="Standard">
      <style:paragraph-properties fo:margin-left="0in" fo:margin-right="0in" fo:text-align="start" style:justify-single-word="false" fo:orphans="2" fo:widows="2" fo:text-indent="0in" style:auto-text-indent="false"/>
    </style:style>
    <style:style style:name="T1" style:family="text">
      <style:text-properties officeooo:rsid="00141cc4"/>
    </style:style>
    <style:style style:name="T2" style:family="text">
      <style:text-properties fo:font-variant="normal" fo:text-transform="none" fo:color="#dee4e4" loext:opacity="100%" style:font-name="Noto Sans Mono" fo:font-size="8.2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ogo : Prise de contact avec les acteurs de l’Économie Sociale et Solidaire (ESS) dans la région Maritime.<text:line-break/><text:line-break/>Dans le cadre de la promotion de l’Économie Sociale et Solidaire (ESS) au Togo, l'association ELS-TOGO a organisé ce lundi 18 août 2025 <text:s/>à Tsevié, une rencontre de prise de contact avec les acteurs de l’ESS de la région Maritime. Cette rencontre stratégique, tenue dans les locaux de la Direction Régionale de l’Agriculture, de l’Hydraulique Villageoise et du Développement Rural Maritime (DRAHVDR-M) , a permis de poser les bases pour l’élaboration d’un plan d’action en vue de la mise en place des Réseaux Locaux de l'Économie Sociale et Solidaire (RELESS). </text:p>
      <text:p text:style-name="Standard"/>
      <text:p text:style-name="Standard">Cette initiative portée par l'association ELS-TOGO vise à structurer les coopératives et autres acteurs de l'ESS en réseaux locaux afin de favoriser leur formalisation, leur professionalisation et leur rayonnement sur le territoire national. La région maritime, constituée de 8 préfectures et de 32 communes a été désigné comme zone pilote du projet. <text:line-break/><text:line-break/><text:span text:style-name="T1">Image</text:span></text:p>
      <text:p text:style-name="Standard"/>
      <text:p text:style-name="P2"><text:a xlink:type="simple" xlink:href="mailto:IMG_20250818_152853_304@1754560858.jpg" text:style-name="Internet_20_link" text:visited-style-name="Visited_20_Internet_20_Link">IMG_20250818_152853_304@1754560858.jpg</text:a><text:span text:style-name="T2"><text:line-break/><text:line-break/> <text:s text:c="2"/></text:span>Trois axes majeurs ont structuré les échanges : la démarche de mise en place des RELESS ; le concept de la citoyenneté bâtisseuse en lien avec l’ESS ; les préparatifs de la deuxième édition du Forum Africain de l’Économie Sociale et Solidaire (FORA’ESS), prévue du 20 au 24 janvier 2026 à Brazzaville, en République du Congo.</text:p>
      <text:p text:style-name="Standard"><text:s text:c="5"/>La rencontre a réuni un panel d’acteurs représentant aussi bien la société civile que les services techniques déconcentrés de l’État. Parmi les participants figuraient : M. AZANLI Koffi Djifa, Directeur Exécutif d’ELS-TOGO; M. TATE Yawo AKPONI, Chargé de projets et programmes d’ELS-TOGO ; Mme Thérèse GNAKU, Présidente du Conseil d’administration de l’INAM ; M. NABINE Gbati, représentant de la Direction régionale de l’ICAT ; M. BATAKPA Isaac, représentant de la Chambre régionale des métiers ; M. AKE Etsè, représentant de Radio Horizon; ainsi que M. PALABE Monipak, représentant de la Direction régionale de l’Agriculture, qui a officiellement ouvert les travaux au nom du Directeur régional empêché.</text:p>
      <text:p text:style-name="Standard"/>
      <text:p text:style-name="Standard"><text:s text:c="4"/>L’Économie Sociale et Solidaire, selon la résolution A/77/L.60 adoptée par les Nations Unies le 18 avril 2023, est aujourd’hui reconnue comme l’un des modèles économiques les plus adaptés à la réalisation des Objectifs de Développement Durable (ODD) à l’horizon 2030. Elle se distingue par des principes de solidarité, de gouvernance démocratique, d’équité, et d’utilité sociale, mettant l’humain et le territoire au cœur des dynamiques économiques.</text:p>
      <text:p text:style-name="Standard">Les RELESS ambitionnent donc d’offrir une plateforme de structuration des initiatives locales autour de valeurs partagées, en favorisant notamment: l’inclusion économique et sociale des populations vulnérables; la réduction des inégalités ; la fourniture de services de proximité ; la contribution à la transition écologique ; le développement de l’innovation sociale et de la participation citoyenne.</text:p>
      <text:p text:style-name="Standard"/>
      <text:p text:style-name="Standard"><text:s text:c="4"/>Cette rencontre a également été l’occasion d’informer les participants sur les préparatifs de la 2ᵉ édition du Forum Africain de l’Économie Sociale et Solidaire (FORA’ESS), qui se tiendra à Brazzaville du 20 au 24 janvier 2026. Le thème retenu pour cette édition est : « L’Économie Sociale et Solidaire : moteur de transition, d’inclusion et de convergence en Afrique ».</text:p>
      <text:p text:style-name="Standard">Le comité d’organisation du FORA’ESS a lancé, ce 18 août 2025, un appel à propositions à l’endroit des chercheurs, acteurs de terrain, collectivités territoriales, coopératives, mutuelles, ONG et entrepreneurs sociaux. Les soumissions doivent être envoyées au plus tard le 5 octobre 2025, avec une sélection prévue entre le 6 et le 31 octobre 2025.</text:p>
      <text:p text:style-name="Standard">Dans son allocution, le Directeur Exécutif d’ELS-TOGO, M. AZANLI Djifa, a salué la mobilisation des participants, en particulier la Présidente du Conseil d’administration de l’INAM, Mme Thérèse <text:soft-page-break/>GNAKU, et le Directeur régional de la DRAHVDR-M, M. OUGANE Mohamed, pour leur implication active. Il s’est également réjoui de la qualité des échanges et des résolutions adoptées. Mme Thérèse GNAKU, de son côté, a exprimé son soutien à l’initiative d’ELS-TOGO, tout en encourageant les acteurs présents, ainsi que ceux absents pour des raisons professionnelles, à s’investir davantage dans la promotion de l’ESS et la mise en place des RELESS.</text:p>
      <text:p text:style-name="Standard">Enfin, les organisateurs ont invité l’ensemble des artisans, producteurs, commerçants et transformateurs à s’inscrire massivement pour participer au FORA’ESS, une opportunité unique de valorisation des produits togolais et d’ouverture au marché international.</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svg:font-family="'Noto Sans Mono', 'DejaVu Sans Mono', monospac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7T21:01:59.374868273</meta:creation-date>
    <dc:date>2025-09-27T21:06:11.129506942</dc:date>
    <meta:editing-duration>PT4M12S</meta:editing-duration>
    <meta:editing-cycles>1</meta:editing-cycles>
    <meta:document-statistic meta:table-count="0" meta:image-count="0" meta:object-count="0" meta:page-count="2" meta:paragraph-count="10" meta:word-count="687" meta:character-count="4575" meta:non-whitespace-character-count="3876"/>
    <meta:generator>LibreOffice/7.3.7.2$Linux_X86_64 LibreOffice_project/30$Build-2</meta:generator>
  </office:meta>
</office:document-meta>
</file>